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86e1" officeooo:paragraph-rsid="001c86e1"/>
    </style:style>
    <style:style style:name="P2" style:family="paragraph" style:parent-style-name="Standard">
      <style:text-properties officeooo:paragraph-rsid="0028f029"/>
    </style:style>
    <style:style style:name="P3" style:family="paragraph" style:parent-style-name="Standard">
      <style:text-properties fo:font-weight="normal" officeooo:rsid="001c86e1" officeooo:paragraph-rsid="001c86e1" style:font-weight-asian="normal" style:font-weight-complex="normal"/>
    </style:style>
    <style:style style:name="P4" style:family="paragraph" style:parent-style-name="Standard">
      <style:text-properties officeooo:rsid="0029cd0d" officeooo:paragraph-rsid="0029cd0d"/>
    </style:style>
    <style:style style:name="P5" style:family="paragraph" style:parent-style-name="Standard">
      <style:text-properties style:text-position="0% 100%" fo:font-weight="normal" officeooo:rsid="002b9941" officeooo:paragraph-rsid="002b9941" style:font-weight-asian="normal" style:font-weight-complex="normal"/>
    </style:style>
    <style:style style:name="P6" style:family="paragraph" style:parent-style-name="Standard">
      <style:text-properties style:text-position="0% 100%" fo:font-weight="normal" officeooo:rsid="002a19e4" officeooo:paragraph-rsid="002a19e4" style:font-weight-asian="normal" style:font-weight-complex="normal"/>
    </style:style>
    <style:style style:name="P7" style:family="paragraph" style:parent-style-name="Standard">
      <style:text-properties style:text-position="0% 100%" fo:font-weight="normal" officeooo:rsid="002c9c2c" officeooo:paragraph-rsid="002c9c2c" style:font-weight-asian="normal" style:font-weight-complex="normal"/>
    </style:style>
    <style:style style:name="P8" style:family="paragraph" style:parent-style-name="Standard" style:list-style-name="L1">
      <style:text-properties fo:font-weight="normal" officeooo:rsid="0021e496" officeooo:paragraph-rsid="003663fa" style:font-weight-asian="normal" style:font-weight-complex="normal"/>
    </style:style>
    <style:style style:name="P9" style:family="paragraph" style:parent-style-name="Standard" style:list-style-name="L1">
      <style:text-properties fo:font-weight="normal" officeooo:rsid="0029cd0d" officeooo:paragraph-rsid="0029cd0d" style:font-weight-asian="normal" style:font-weight-complex="normal"/>
    </style:style>
    <style:style style:name="P10" style:family="paragraph" style:parent-style-name="Standard" style:list-style-name="L1">
      <style:text-properties fo:font-weight="normal" officeooo:rsid="0029cd0d" officeooo:paragraph-rsid="00369f5b" style:font-weight-asian="normal" style:font-weight-complex="normal"/>
    </style:style>
    <style:style style:name="P11" style:family="paragraph" style:parent-style-name="Standard" style:list-style-name="L1">
      <style:text-properties fo:font-weight="normal" officeooo:rsid="0029cd0d" officeooo:paragraph-rsid="003cb4d3" style:font-weight-asian="normal" style:font-weight-complex="normal"/>
    </style:style>
    <style:style style:name="P12" style:family="paragraph" style:parent-style-name="Standard" style:list-style-name="L1">
      <style:text-properties fo:font-weight="normal" officeooo:rsid="002a19e4" officeooo:paragraph-rsid="00324a3d" style:font-weight-asian="normal" style:font-weight-complex="normal"/>
    </style:style>
    <style:style style:name="P13" style:family="paragraph" style:parent-style-name="Standard" style:list-style-name="L1">
      <style:text-properties fo:font-weight="normal" officeooo:rsid="002a19e4" officeooo:paragraph-rsid="002a19e4" style:font-weight-asian="normal" style:font-weight-complex="normal"/>
    </style:style>
    <style:style style:name="P14" style:family="paragraph" style:parent-style-name="Standard">
      <style:text-properties fo:font-weight="normal" officeooo:rsid="002a19e4" officeooo:paragraph-rsid="00324a3d" style:font-weight-asian="normal" style:font-weight-complex="normal"/>
    </style:style>
    <style:style style:name="P15" style:family="paragraph" style:parent-style-name="Standard" style:list-style-name="L1">
      <style:text-properties fo:font-weight="normal" officeooo:rsid="002b9941" officeooo:paragraph-rsid="002b9941" style:font-weight-asian="normal" style:font-weight-complex="normal"/>
    </style:style>
    <style:style style:name="P16" style:family="paragraph" style:parent-style-name="Standard" style:list-style-name="L1">
      <style:text-properties fo:font-style="italic" officeooo:rsid="001c86e1" officeooo:paragraph-rsid="001c86e1" style:font-style-asian="italic" style:font-style-complex="italic"/>
    </style:style>
    <style:style style:name="P17" style:family="paragraph" style:parent-style-name="Standard" style:list-style-name="L1">
      <style:text-properties officeooo:rsid="0021e496" officeooo:paragraph-rsid="0021e496"/>
    </style:style>
    <style:style style:name="P18" style:family="paragraph" style:parent-style-name="Standard" style:list-style-name="L1">
      <style:text-properties officeooo:rsid="001cef7b" officeooo:paragraph-rsid="0021e496"/>
    </style:style>
    <style:style style:name="P19" style:family="paragraph" style:parent-style-name="Standard" style:list-style-name="L1">
      <style:text-properties officeooo:rsid="001cef7b" officeooo:paragraph-rsid="00232890"/>
    </style:style>
    <style:style style:name="P20" style:family="paragraph" style:parent-style-name="Standard" style:list-style-name="L1">
      <style:text-properties officeooo:rsid="00232890" officeooo:paragraph-rsid="00232890"/>
    </style:style>
    <style:style style:name="P21" style:family="paragraph" style:parent-style-name="Standard" style:list-style-name="L1">
      <style:text-properties officeooo:rsid="002331f1" officeooo:paragraph-rsid="002331f1"/>
    </style:style>
    <style:style style:name="P22" style:family="paragraph" style:parent-style-name="Standard" style:list-style-name="L1">
      <style:text-properties officeooo:rsid="001ed9f5" officeooo:paragraph-rsid="002331f1"/>
    </style:style>
    <style:style style:name="P23" style:family="paragraph" style:parent-style-name="Standard" style:list-style-name="L1">
      <style:text-properties officeooo:rsid="003ae4e5" officeooo:paragraph-rsid="003ae4e5"/>
    </style:style>
    <style:style style:name="P24" style:family="paragraph" style:parent-style-name="Standard" style:list-style-name="L1">
      <style:text-properties officeooo:rsid="0028f029" officeooo:paragraph-rsid="0028f029"/>
    </style:style>
    <style:style style:name="P25" style:family="paragraph" style:parent-style-name="Standard" style:list-style-name="L1">
      <style:text-properties officeooo:rsid="0029cd0d" officeooo:paragraph-rsid="0029cd0d"/>
    </style:style>
    <style:style style:name="P26" style:family="paragraph" style:parent-style-name="Standard" style:list-style-name="L1">
      <style:text-properties style:text-position="0% 100%" fo:font-weight="normal" officeooo:rsid="002a19e4" officeooo:paragraph-rsid="002a19e4" style:font-weight-asian="normal" style:font-weight-complex="normal"/>
    </style:style>
    <style:style style:name="P27" style:family="paragraph" style:parent-style-name="Standard" style:list-style-name="L1">
      <style:text-properties style:text-position="0% 100%" fo:font-weight="normal" officeooo:rsid="002c9c2c" officeooo:paragraph-rsid="002c9c2c" style:font-weight-asian="normal" style:font-weight-complex="normal"/>
    </style:style>
    <style:style style:name="P28" style:family="paragraph" style:parent-style-name="Standard" style:list-style-name="L1">
      <style:text-properties style:text-position="0% 100%" fo:font-weight="normal" officeooo:rsid="002b9941" officeooo:paragraph-rsid="002b9941" style:font-weight-asian="normal" style:font-weight-complex="normal"/>
    </style:style>
    <style:style style:name="P29" style:family="paragraph" style:parent-style-name="Standard">
      <style:text-properties officeooo:rsid="001c86e1" officeooo:paragraph-rsid="001c86e1"/>
    </style:style>
    <style:style style:name="P30" style:family="paragraph" style:parent-style-name="Standard">
      <style:text-properties officeooo:rsid="0048715e" officeooo:paragraph-rsid="0048715e"/>
    </style:style>
    <style:style style:name="T1" style:family="text">
      <style:text-properties officeooo:rsid="001ed9f5"/>
    </style:style>
    <style:style style:name="T2" style:family="text">
      <style:text-properties officeooo:rsid="001ff79f"/>
    </style:style>
    <style:style style:name="T3" style:family="text">
      <style:text-properties officeooo:rsid="0021e496"/>
    </style:style>
    <style:style style:name="T4" style:family="text">
      <style:text-properties fo:font-style="italic" officeooo:rsid="001c86e1" style:font-style-asian="italic" style:font-style-complex="italic"/>
    </style:style>
    <style:style style:name="T5" style:family="text">
      <style:text-properties fo:font-style="italic" officeooo:rsid="00232890" style:font-style-asian="italic" style:font-style-complex="italic"/>
    </style:style>
    <style:style style:name="T6" style:family="text">
      <style:text-properties fo:font-style="italic" officeooo:rsid="0039ad04" style:font-style-asian="italic" style:font-style-complex="italic"/>
    </style:style>
    <style:style style:name="T7" style:family="text">
      <style:text-properties fo:font-style="italic" officeooo:rsid="0045cb5e" style:font-style-asian="italic" style:font-style-complex="italic"/>
    </style:style>
    <style:style style:name="T8" style:family="text">
      <style:text-properties officeooo:rsid="00232890"/>
    </style:style>
    <style:style style:name="T9" style:family="text">
      <style:text-properties fo:font-style="normal" officeooo:rsid="00232890" style:font-style-asian="normal" style:font-style-complex="normal"/>
    </style:style>
    <style:style style:name="T10" style:family="text">
      <style:text-properties fo:font-style="normal" officeooo:rsid="0045cb5e"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2331f1"/>
    </style:style>
    <style:style style:name="T13" style:family="text">
      <style:text-properties officeooo:rsid="001c86e1"/>
    </style:style>
    <style:style style:name="T14" style:family="text">
      <style:text-properties officeooo:rsid="00280343"/>
    </style:style>
    <style:style style:name="T15" style:family="text">
      <style:text-properties style:text-position="super 58%"/>
    </style:style>
    <style:style style:name="T16" style:family="text">
      <style:text-properties style:text-position="super 58%" officeooo:rsid="002a19e4"/>
    </style:style>
    <style:style style:name="T17" style:family="text">
      <style:text-properties style:text-position="super 58%" officeooo:rsid="00369f5b"/>
    </style:style>
    <style:style style:name="T18" style:family="text">
      <style:text-properties style:text-position="super 58%" officeooo:rsid="004066a3"/>
    </style:style>
    <style:style style:name="T19" style:family="text">
      <style:text-properties style:text-position="0% 100%"/>
    </style:style>
    <style:style style:name="T20" style:family="text">
      <style:text-properties style:text-position="0% 100%" officeooo:rsid="002a19e4"/>
    </style:style>
    <style:style style:name="T21" style:family="text">
      <style:text-properties style:text-position="0% 100%" officeooo:rsid="002c9c2c"/>
    </style:style>
    <style:style style:name="T22" style:family="text">
      <style:text-properties style:text-position="0% 100%" officeooo:rsid="002ded87"/>
    </style:style>
    <style:style style:name="T23" style:family="text">
      <style:text-properties style:text-position="0% 100%" officeooo:rsid="002f79ec"/>
    </style:style>
    <style:style style:name="T24" style:family="text">
      <style:text-properties style:text-position="0% 100%" fo:font-style="italic" officeooo:rsid="0033c02a" style:font-style-asian="italic" style:font-style-complex="italic"/>
    </style:style>
    <style:style style:name="T25" style:family="text">
      <style:text-properties style:text-position="0% 100%" fo:font-style="italic" officeooo:rsid="004157f6" style:font-style-asian="italic" style:font-style-complex="italic"/>
    </style:style>
    <style:style style:name="T26" style:family="text">
      <style:text-properties style:text-position="0% 100%" fo:font-style="italic" officeooo:rsid="00324a3d" style:font-style-asian="italic" style:font-style-complex="italic"/>
    </style:style>
    <style:style style:name="T27" style:family="text">
      <style:text-properties style:text-position="0% 100%" fo:font-style="italic" officeooo:rsid="004660f3" style:font-style-asian="italic" style:font-style-complex="italic"/>
    </style:style>
    <style:style style:name="T28" style:family="text">
      <style:text-properties style:text-position="0% 100%" officeooo:rsid="00324a3d"/>
    </style:style>
    <style:style style:name="T29" style:family="text">
      <style:text-properties style:text-position="0% 100%" officeooo:rsid="0033c02a"/>
    </style:style>
    <style:style style:name="T30" style:family="text">
      <style:text-properties style:text-position="0% 100%" officeooo:rsid="00369f5b"/>
    </style:style>
    <style:style style:name="T31" style:family="text">
      <style:text-properties style:text-position="0% 100%" officeooo:rsid="003cb4d3"/>
    </style:style>
    <style:style style:name="T32" style:family="text">
      <style:text-properties style:text-position="0% 100%" officeooo:rsid="004066a3"/>
    </style:style>
    <style:style style:name="T33" style:family="text">
      <style:text-properties style:text-position="0% 100%" officeooo:rsid="0041236f"/>
    </style:style>
    <style:style style:name="T34" style:family="text">
      <style:text-properties style:text-position="0% 100%" officeooo:rsid="004157f6"/>
    </style:style>
    <style:style style:name="T35" style:family="text">
      <style:text-properties style:text-position="0% 100%" officeooo:rsid="004660f3"/>
    </style:style>
    <style:style style:name="T36" style:family="text">
      <style:text-properties style:text-position="0% 100%" officeooo:rsid="00472e3e"/>
    </style:style>
    <style:style style:name="T37" style:family="text">
      <style:text-properties style:text-position="0% 100%" officeooo:rsid="00483108"/>
    </style:style>
    <style:style style:name="T38" style:family="text">
      <style:text-properties officeooo:rsid="002c9c2c"/>
    </style:style>
    <style:style style:name="T39" style:family="text">
      <style:text-properties officeooo:rsid="00369f5b"/>
    </style:style>
    <style:style style:name="T40" style:family="text">
      <style:text-properties officeooo:rsid="003ae4e5"/>
    </style:style>
    <style:style style:name="T41" style:family="text">
      <style:text-properties officeooo:rsid="003cb4d3"/>
    </style:style>
    <style:style style:name="T42" style:family="text">
      <style:text-properties officeooo:rsid="004066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CS20B (Questions Portion)</text:p>
      <text:p text:style-name="P1">Jonathan Reznik</text:p>
      <text:p text:style-name="P1">Student ID#1654919</text:p>
      <text:p text:style-name="P1"/>
      <text:p text:style-name="P30"><text:span text:style-name="T11">EDIT: I made some changes to problems 1 and 5. <text:s/>Questions 2, 3, 4 and 6 are unchanged.</text:span></text:p>
      <text:p text:style-name="P1"/>
      <text:list xml:id="list2062089291" text:style-name="L1">
        <text:list-item>
          <text:p text:style-name="P8"><text:span text:style-name="T4">Two examples </text:span><text:span text:style-name="T5">of </text:span><text:span text:style-name="T6">the object and class </text:span><text:span text:style-name="T5">relationship are </text:span><text:span text:style-name="T13">a (a) chair object from the class for Furniture, and (b) a dog object from the class for Animal. <text:s text:c="3"/></text:span><text:span text:style-name="T6">The d</text:span><text:span text:style-name="T5">ifferences </text:span><text:span text:style-name="T7">are many between objects and classes including, </text:span><text:span text:style-name="T9">methods </text:span><text:span text:style-name="T10">of </text:span><text:span text:style-name="T9">objects </text:span><text:span text:style-name="T10">are </text:span><text:span text:style-name="T13">instance methods usually while static methods are applicable to the static members of the class. <text:s text:c="2"/>Objects unlike classes are generated at runtime, added to a heap in memory, and referenced or aliased, cloned or copied, etc. but a class is simply stored in a .java file providing the organizational view of the code. <text:s/>Naming conventions differ among them as well.</text:span></text:p>
        </text:list-item>
      </text:list>
      <text:p text:style-name="P3"/>
      <text:list xml:id="list160819328787105" text:continue-numbering="true" text:style-name="L1">
        <text:list-item>
          <text:p text:style-name="P16">Graph Structures</text:p>
          <text:list>
            <text:list-item>
              <text:p text:style-name="P17">Flights</text:p>
              <text:list>
                <text:list-item>
                  <text:p text:style-name="P18">Node:<text:tab/>Destination</text:p>
                </text:list-item>
                <text:list-item>
                  <text:p text:style-name="P18">Edge:<text:tab/>Travel time or distance</text:p>
                </text:list-item>
              </text:list>
            </text:list-item>
            <text:list-item>
              <text:p text:style-name="P17">Borders</text:p>
              <text:list>
                <text:list-item>
                  <text:p text:style-name="P18">Node:<text:tab/><text:span text:style-name="T2">Single </text:span>Country Name,</text:p>
                </text:list-item>
                <text:list-item>
                  <text:p text:style-name="P18">Edge:<text:tab/><text:span text:style-name="T3">Pairs of countries e.g. ‘US/Mexico border’, or ‘South US with North Mexico’.</text:span></text:p>
                </text:list-item>
              </text:list>
            </text:list-item>
            <text:list-item>
              <text:p text:style-name="P17">Research Collection</text:p>
              <text:list>
                <text:list-item>
                  <text:p text:style-name="P18">Node:<text:tab/>Title <text:span text:style-name="T1">or </text:span>Author</text:p>
                </text:list-item>
                <text:list-item>
                  <text:p text:style-name="P18">Edge:<text:tab/>Mention <text:span text:style-name="T1">of certain </text:span>word<text:span text:style-name="T1">s</text:span>, common references <text:span text:style-name="T40">or citations</text:span></text:p>
                </text:list-item>
              </text:list>
            </text:list-item>
            <text:list-item>
              <text:p text:style-name="P20">Actors</text:p>
              <text:list>
                <text:list-item>
                  <text:p text:style-name="P19">Node:<text:tab/>Actors <text:span text:style-name="T8">names</text:span></text:p>
                </text:list-item>
                <text:list-item>
                  <text:p text:style-name="P19">Edge:<text:tab/>Movies in common with other actors</text:p>
                </text:list-item>
              </text:list>
            </text:list-item>
            <text:list-item>
              <text:p text:style-name="P21">Computer Network</text:p>
              <text:list>
                <text:list-item>
                  <text:p text:style-name="P22">Node:<text:tab/>Host</text:p>
                </text:list-item>
                <text:list-item>
                  <text:p text:style-name="P22">Edge:<text:tab/>Connections <text:span text:style-name="T12">or Services (e.g. shared files, printing or transfer of data) </text:span></text:p>
                </text:list-item>
              </text:list>
            </text:list-item>
            <text:list-item>
              <text:p text:style-name="P23">Labyrinth</text:p>
              <text:list>
                <text:list-item>
                  <text:p text:style-name="P22">Node:<text:tab/>Intersections <text:span text:style-name="T12">of paths</text:span></text:p>
                </text:list-item>
                <text:list-item>
                  <text:p text:style-name="P22">Edge:<text:tab/><text:span text:style-name="T12">Connections to other intersections, with distance or </text:span>direction <text:span text:style-name="T40">in weighted values</text:span></text:p>
                </text:list-item>
              </text:list>
            </text:list-item>
            <text:list-item>
              <text:p text:style-name="P21">WWW</text:p>
              <text:list>
                <text:list-item>
                  <text:p text:style-name="P22">Node:<text:tab/>Hosts</text:p>
                </text:list-item>
                <text:list-item>
                  <text:p text:style-name="P22">Edge:<text:tab/><text:span text:style-name="T40">Ports or Addresses or weighted values of traffic over either one</text:span></text:p>
                </text:list-item>
              </text:list>
            </text:list-item>
            <text:list-item>
              <text:p text:style-name="P21">Social Media</text:p>
              <text:list>
                <text:list-item>
                  <text:p text:style-name="P22">Node: <text:s/>Individuals account</text:p>
                </text:list-item>
                <text:list-item>
                  <text:p text:style-name="P22">Edge: <text:s/>Number of <text:span text:style-name="T14">friends or shares (likes)</text:span></text:p>
                </text:list-item>
              </text:list>
            </text:list-item>
          </text:list>
        </text:list-item>
      </text:list>
      <text:p text:style-name="P2"/>
      <text:list xml:id="list160818698323915" text:continue-numbering="true" text:style-name="L1">
        <text:list-item>
          <text:p text:style-name="P24">ArrayList inherits from AbstractList, which inherits from AbstractCollection. <text:s/>The ArrayList class has 3 direct subclasses: AttributeList, RoleList, <text:span text:style-name="T40">and </text:span>RoleUnresolvedList. <text:s/>(Not sure about implement methods, but the implementation Classes are List, RandomAccess, Cloneable, and Serializable). <text:s/>A count of <text:span text:style-name="T40">all </text:span>methods <text:span text:style-name="T40">include </text:span>3 constructor methods, 31 instance/concrete methods, <text:span text:style-name="T40">and </text:span>another 16 methods inherited from <text:span text:style-name="T40">the </text:span>three inherited classes. <text:span text:style-name="T40">And </text:span>toString() is inherited from AbstractCollection in ArrayList.</text:p>
        </text:list-item>
      </text:list>
      <text:p text:style-name="P4"/>
      <text:list xml:id="list160819344073080" text:continue-numbering="true" text:style-name="L1">
        <text:list-item>
          <text:p text:style-name="P25">Complexity in <text:span text:style-name="T11">Big-O</text:span></text:p>
          <text:list>
            <text:list-item>
              <text:p text:style-name="P9"><text:soft-page-break/>O(N) <text:span text:style-name="T41">or linear complexity is derived </text:span>from <text:span text:style-name="T41">the </text:span>N + 1 <text:span text:style-name="T41">count of operations with </text:span>1 <text:span text:style-name="T41">variable declaration </text:span>and N <text:span text:style-name="T41">linear processing operations inside a for loop</text:span>.</text:p>
            </text:list-item>
            <text:list-item>
              <text:p text:style-name="P10">O(N<text:span text:style-name="T15">2</text:span><text:span text:style-name="T19">) </text:span><text:span text:style-name="T31">or time-squared complexity is </text:span><text:span text:style-name="T19">derived from N</text:span><text:span text:style-name="T15">2</text:span><text:span text:style-name="T19"> + 1 </text:span><text:span text:style-name="T30">operations</text:span><text:span text:style-name="T19">, with 1 </text:span><text:span text:style-name="T31">variable declaration and </text:span><text:span text:style-name="T19">N</text:span><text:span text:style-name="T15">2</text:span><text:span text:style-name="T19"> </text:span><text:span text:style-name="T30">or </text:span><text:span text:style-name="T19">N * N from </text:span><text:span text:style-name="T31">single nested operation inside of the two </text:span><text:span text:style-name="T19">nested for loops.</text:span></text:p>
            </text:list-item>
            <text:list-item>
              <text:p text:style-name="P9">O(N) <text:span text:style-name="T41">or linear complexity is </text:span>derived from 2N + 1 <text:span text:style-name="T39">operations</text:span>, with 1 <text:span text:style-name="T41">for variable </text:span>declar<text:span text:style-name="T41">ation</text:span>, and <text:span text:style-name="T39">2</text:span>N <text:span text:style-name="T39">or N + N</text:span> <text:span text:style-name="T39">in <text:s/>each subsequent for </text:span>loop<text:span text:style-name="T39">, which makes </text:span>N + N + 1 <text:span text:style-name="T39">or 2N + 1</text:span>.</text:p>
            </text:list-item>
            <text:list-item>
              <text:p text:style-name="P11">O(N<text:span text:style-name="T16">2</text:span><text:span text:style-name="T20">) </text:span><text:span text:style-name="T31">or time-squared complexity</text:span><text:span text:style-name="T20"> </text:span><text:span text:style-name="T31">is </text:span><text:span text:style-name="T30">the </text:span><text:span text:style-name="T20">same as </text:span><text:span text:style-name="T30">it was in </text:span><text:span text:style-name="T20">part (b) </text:span><text:span text:style-name="T31">despite counting the number in quarter overall as derived by </text:span><text:span text:style-name="T20">N</text:span><text:span text:style-name="T16">2</text:span><text:span text:style-name="T20">/4 +1 </text:span><text:span text:style-name="T31">count of </text:span><text:span text:style-name="T30">operations </text:span><text:span text:style-name="T31">the </text:span><text:span text:style-name="T30">complexity O(N</text:span><text:span text:style-name="T17">2</text:span><text:span text:style-name="T30">)</text:span><text:span text:style-name="T20">. <text:s text:c="2"/></text:span></text:p>
            </text:list-item>
            <text:list-item>
              <text:p text:style-name="P11"><text:span text:style-name="T20">O(N</text:span><text:span text:style-name="T31">) or linear time complexity </text:span><text:span text:style-name="T20">is derived via N + 4 or N <text:s/>+ 3 depending on if counting the return statement.</text:span></text:p>
            </text:list-item>
          </text:list>
        </text:list-item>
      </text:list>
      <text:p text:style-name="P6"/>
      <text:list xml:id="list160818728037142" text:continue-numbering="true" text:style-name="L1">
        <text:list-item>
          <text:p text:style-name="P26">Design Problem</text:p>
          <text:list>
            <text:list-item>
              <text:p text:style-name="P12"><text:span text:style-name="T19">Banking – </text:span><text:span text:style-name="T33">Modeling </text:span><text:span text:style-name="T37">customer </text:span><text:span text:style-name="T35">activities with </text:span><text:span text:style-name="T37">a </text:span><text:span text:style-name="T35">parent class CustomerAction, and children classes Deposit</text:span><text:span text:style-name="T37">To</text:span><text:span text:style-name="T35">, Withdrawal</text:span><text:span text:style-name="T37">From</text:span><text:span text:style-name="T35"> or BalanceInquiry. <text:s/>The benefit of such a design would be the </text:span><text:span text:style-name="T37">ability to reuse the </text:span><text:span text:style-name="T35">code </text:span><text:span text:style-name="T37">for </text:span><text:span text:style-name="T35">establishing customer related information, such as a name, date of birth, and account #’s.</text:span></text:p>
            </text:list-item>
          </text:list>
        </text:list-item>
      </text:list>
      <text:p text:style-name="P14"><text:span text:style-name="T35"/></text:p>
      <text:list xml:id="list160820144101521" text:continue-numbering="true" text:style-name="L1">
        <text:list-item>
          <text:list>
            <text:list-item>
              <text:p text:style-name="P12"><text:span text:style-name="T19">Gaming – </text:span><text:span text:style-name="T34">Many models </text:span><text:span text:style-name="T35">could </text:span><text:span text:style-name="T34">exist for </text:span><text:span text:style-name="T28">inheritance </text:span><text:span text:style-name="T35">to be used in a simulated game setting. <text:s/>I will use the example of </text:span><text:span text:style-name="T28">overlay</text:span><text:span text:style-name="T35">ing </text:span><text:span text:style-name="T23">sound</text:span><text:span text:style-name="T34">s</text:span><text:span text:style-name="T23"> </text:span><text:span text:style-name="T28">into </text:span><text:span text:style-name="T34">a</text:span><text:span text:style-name="T35">n existing </text:span><text:span text:style-name="T23">virtual </text:span><text:span text:style-name="T28">environment </text:span><text:span text:style-name="T35">or game simulation, with </text:span><text:span text:style-name="T28">parent class </text:span><text:span text:style-name="T23">Sound </text:span><text:span text:style-name="T28">extended to </text:span><text:span text:style-name="T35">children subclass </text:span><text:span text:style-name="T28">for </text:span><text:span text:style-name="T35">various actions like </text:span><text:span text:style-name="T23">SndNewGame, SndMakeMove, and SndQuitGame. <text:s text:c="2"/></text:span><text:span text:style-name="T35">In this case the reusability extends beyond variable members into shared method calls are inherited from </text:span><text:span text:style-name="T34">superclass </text:span><text:span text:style-name="T35">each time sounds play </text:span><text:span text:style-name="T23">in the game, </text:span><text:span text:style-name="T35">e.g. </text:span><text:span text:style-name="T23">playSound() or </text:span><text:span text:style-name="T35">findSoundFile</text:span><text:span text:style-name="T23">(). <text:s/></text:span></text:p>
            </text:list-item>
          </text:list>
        </text:list-item>
      </text:list>
      <text:p text:style-name="P14"><text:span text:style-name="T26"/></text:p>
      <text:list xml:id="list160819339578079" text:continue-numbering="true" text:style-name="L1">
        <text:list-item>
          <text:list>
            <text:list-item>
              <text:p text:style-name="P13"><text:span text:style-name="T19">Travel – </text:span><text:span text:style-name="T35">Modeling </text:span><text:span text:style-name="T36">it from the </text:span><text:span text:style-name="T27">perspective of </text:span><text:span text:style-name="T36">the </text:span><text:span text:style-name="T35">travel business offering various modes of transportation </text:span><text:span text:style-name="T36">as options to its customers </text:span><text:span text:style-name="T35">would be easily accomplished with </text:span><text:span text:style-name="T36">a </text:span><text:span text:style-name="T35">parent class for </text:span><text:span text:style-name="T36">ModeOfTransport </text:span><text:span text:style-name="T35">and children </text:span><text:span text:style-name="T29">subclasses </text:span><text:span text:style-name="T35">ByPlane</text:span><text:span text:style-name="T22">, </text:span><text:span text:style-name="T35">By</text:span><text:span text:style-name="T22">Train, </text:span><text:span text:style-name="T35">By</text:span><text:span text:style-name="T22">Bus. <text:s/></text:span><text:span text:style-name="T36">In reality this </text:span><text:span text:style-name="T23">inherit</text:span><text:span text:style-name="T36">ance hierarchy may work better as an interface with other classes for Fare, or TravelTime, and TravelDestination, which might also include subclasses DestinationLoc and DepartureLoc. <text:s/>In the first example (ModeOfTransport) the subclass for each type may provide some specifics such as the exact reason and amount of trip delays, while the superclass could then be used for more shared attributes like each object (or trip) has a data member associated with it called totalTravelTimeForTrip in the superclass.</text:span></text:p>
            </text:list-item>
          </text:list>
        </text:list-item>
      </text:list>
      <text:p text:style-name="P7"/>
      <text:list xml:id="list160819365351066" text:continue-numbering="true" text:style-name="L1">
        <text:list-item>
          <text:p text:style-name="P27">Complexity – <text:span text:style-name="T42">NOTE: I tried to make some explanations that involved more than identifying the highest order of polynomial. <text:s/>Please correct faulty logic wherever possible...</text:span></text:p>
          <text:list>
            <text:list-item>
              <text:p text:style-name="P15"><text:span text:style-name="T19">N</text:span><text:span text:style-name="T15">2</text:span><text:span text:style-name="T19">+3N = O(N</text:span><text:span text:style-name="T15">2</text:span><text:span text:style-name="T19">), because </text:span><text:span text:style-name="T32">evaluating each term with x</text:span><text:span text:style-name="T18">2</text:span><text:span text:style-name="T32"> </text:span><text:span text:style-name="T19">gives 4x</text:span><text:span text:style-name="T15">2</text:span><text:span text:style-name="T19"> which is complexity </text:span><text:span text:style-name="T21">O(</text:span><text:span text:style-name="T19">N</text:span><text:span text:style-name="T15">2</text:span><text:span text:style-name="T21">).</text:span></text:p>
            </text:list-item>
            <text:list-item>
              <text:p text:style-name="P28">3N<text:span text:style-name="T15">2</text:span>+N = O(N<text:span text:style-name="T15">2</text:span>) basically for exact same reason is 4x<text:span text:style-name="T15">2</text:span> which is <text:span text:style-name="T38">O(</text:span>N<text:span text:style-name="T15">2</text:span><text:span text:style-name="T38">).</text:span></text:p>
            </text:list-item>
            <text:list-item>
              <text:p text:style-name="P28">N*(N-1)/2 = O(N<text:span text:style-name="T15">2</text:span>) simplifying mathematically <text:span text:style-name="T38">0.5</text:span>N<text:span text:style-name="T15">2</text:span> – <text:span text:style-name="T38">0.5</text:span>N, <text:span text:style-name="T42">looking at the highest order to determine this is of </text:span>complexity <text:span text:style-name="T38">O(</text:span>N<text:span text:style-name="T15">2</text:span><text:span text:style-name="T38">).</text:span></text:p>
            </text:list-item>
          </text:list>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0:34:31.591825914</meta:creation-date>
    <dc:date>2019-02-25T16:08:18.016000000</dc:date>
    <meta:editing-duration>PT3H6S</meta:editing-duration>
    <meta:editing-cycles>34</meta:editing-cycles>
    <meta:generator>LibreOffice/6.2.0.3$Windows_X86_64 LibreOffice_project/98c6a8a1c6c7b144ce3cc729e34964b47ce25d62</meta:generator>
    <meta:document-statistic meta:table-count="0" meta:image-count="0" meta:object-count="0" meta:page-count="2" meta:paragraph-count="45" meta:word-count="809" meta:character-count="4967" meta:non-whitespace-character-count="4212"/>
  </office:meta>
</office:document-meta>
</file>